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4.73mm"/>
    </style:style>
    <style:style style:name="co2" style:family="table-column">
      <style:table-column-properties fo:break-before="auto" style:column-width="24.66mm"/>
    </style:style>
    <style:style style:name="co3" style:family="table-column">
      <style:table-column-properties fo:break-before="auto" style:column-width="33.16mm"/>
    </style:style>
    <style:style style:name="co4" style:family="table-column">
      <style:table-column-properties fo:break-before="auto" style:column-width="34.68mm"/>
    </style:style>
    <style:style style:name="co5" style:family="table-column">
      <style:table-column-properties fo:break-before="auto" style:column-width="31.41mm"/>
    </style:style>
    <style:style style:name="co6" style:family="table-column">
      <style:table-column-properties fo:break-before="auto" style:column-width="30.11mm"/>
    </style:style>
    <style:style style:name="co7" style:family="table-column">
      <style:table-column-properties fo:break-before="auto" style:column-width="29.02mm"/>
    </style:style>
    <style:style style:name="co8" style:family="table-column">
      <style:table-column-properties fo:break-before="auto" style:column-width="38.1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" table:style-name="ta1">
        <table:shapes>
          <draw:frame draw:z-index="0" draw:style-name="gr1" draw:text-style-name="P1" svg:width="159.99mm" svg:height="134.46mm" svg:x="10.23mm" svg:y="112.76mm">
            <draw:object draw:notify-on-update-of-ranges="res.D2:res.D7 res.A2:res.A2 res.F2:res.F7 res.A8:res.A8 res.F8:res.F13 res.A14:res.A14 res.F14:res.F19 res.A20:res.A20 res.F20:res.F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134.46mm" svg:x="175.75mm" svg:y="112.09mm">
            <draw:object draw:notify-on-update-of-ranges="res.D2:res.D7 res.A2:res.A2 res.I2:res.I7 res.A14:res.A14 res.I14:res.I19 res.A20:res.A20 res.I20:res.I24 res.A8:res.A8 res.I8:res.I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134.46mm" svg:x="342.37mm" svg:y="112.54mm">
            <draw:object draw:notify-on-update-of-ranges="res.D2:res.D7 res.A2:res.A2 res.E2:res.E7 res.A14:res.A14 res.E14:res.E19 res.A20:res.A20 res.E20:res.E24 res.A8:res.A8 res.E8:res.E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Тип запуска</text:p>
          </table:table-cell>
          <table:table-cell office:value-type="string" calcext:value-type="string">
            <text:p>Воркеры (шт)</text:p>
          </table:table-cell>
          <table:table-cell office:value-type="string" calcext:value-type="string">
            <text:p>Буфер канала (шт)</text:p>
          </table:table-cell>
          <table:table-cell office:value-type="string" calcext:value-type="string">
            <text:p>Объекты (шт)</text:p>
          </table:table-cell>
          <table:table-cell office:value-type="string" calcext:value-type="string">
            <text:p>Время работы (сек)</text:p>
          </table:table-cell>
          <table:table-cell office:value-type="string" calcext:value-type="string">
            <text:p>Alloc space (байт)</text:p>
          </table:table-cell>
          <table:table-cell office:value-type="string" calcext:value-type="string">
            <text:p>Alloc objects (шт)</text:p>
          </table:table-cell>
          <table:table-cell office:value-type="string" calcext:value-type="string">
            <text:p>Total alloc (байт)</text:p>
          </table:table-cell>
          <table:table-cell office:value-type="string" calcext:value-type="string">
            <text:p>System memory (байт)</text:p>
          </table:table-cell>
        </table:table-row>
        <table:table-row table:style-name="ro1">
          <table:table-cell office:value-type="string" calcext:value-type="string">
            <text:p>Пул воркеров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.000567956" calcext:value-type="float">
            <text:p>0,000567956</text:p>
          </table:table-cell>
          <table:table-cell office:value-type="float" office:value="334104" calcext:value-type="float">
            <text:p>334104</text:p>
          </table:table-cell>
          <table:table-cell office:value-type="float" office:value="2280" calcext:value-type="float">
            <text:p>2280</text:p>
          </table:table-cell>
          <table:table-cell office:value-type="float" office:value="334104" calcext:value-type="float">
            <text:p>334104</text:p>
          </table:table-cell>
          <table:table-cell office:value-type="float" office:value="262144" calcext:value-type="float">
            <text:p>262144</text:p>
          </table:table-cell>
        </table:table-row>
        <table:table-row table:style-name="ro1">
          <table:table-cell office:value-type="string" calcext:value-type="string">
            <text:p>Пул воркеров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3507659" calcext:value-type="float">
            <text:p>0,003507659</text:p>
          </table:table-cell>
          <table:table-cell office:value-type="float" office:value="3117128" calcext:value-type="float">
            <text:p>3117128</text:p>
          </table:table-cell>
          <table:table-cell office:value-type="float" office:value="21121" calcext:value-type="float">
            <text:p>21121</text:p>
          </table:table-cell>
          <table:table-cell office:value-type="float" office:value="3117128" calcext:value-type="float">
            <text:p>3117128</text:p>
          </table:table-cell>
          <table:table-cell office:value-type="float" office:value="3012856" calcext:value-type="float">
            <text:p>3012856</text:p>
          </table:table-cell>
        </table:table-row>
        <table:table-row table:style-name="ro1">
          <table:table-cell office:value-type="string" calcext:value-type="string">
            <text:p>Пул воркеров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000" calcext:value-type="float">
            <text:p>30000</text:p>
          </table:table-cell>
          <table:table-cell office:value-type="float" office:value="0.031804303" calcext:value-type="float">
            <text:p>0,031804303</text:p>
          </table:table-cell>
          <table:table-cell office:value-type="float" office:value="1662712" calcext:value-type="float">
            <text:p>1662712</text:p>
          </table:table-cell>
          <table:table-cell office:value-type="float" office:value="210210" calcext:value-type="float">
            <text:p>210210</text:p>
          </table:table-cell>
          <table:table-cell office:value-type="float" office:value="30995144" calcext:value-type="float">
            <text:p>30995144</text:p>
          </table:table-cell>
          <table:table-cell office:value-type="float" office:value="2881784" calcext:value-type="float">
            <text:p>2881784</text:p>
          </table:table-cell>
        </table:table-row>
        <table:table-row table:style-name="ro1">
          <table:table-cell office:value-type="string" calcext:value-type="string">
            <text:p>Пул воркеров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.302785609" calcext:value-type="float">
            <text:p>0,302785609</text:p>
          </table:table-cell>
          <table:table-cell office:value-type="float" office:value="966888" calcext:value-type="float">
            <text:p>966888</text:p>
          </table:table-cell>
          <table:table-cell office:value-type="float" office:value="2100271" calcext:value-type="float">
            <text:p>2100271</text:p>
          </table:table-cell>
          <table:table-cell office:value-type="float" office:value="309645160" calcext:value-type="float">
            <text:p>309645160</text:p>
          </table:table-cell>
          <table:table-cell office:value-type="float" office:value="3143928" calcext:value-type="float">
            <text:p>3143928</text:p>
          </table:table-cell>
        </table:table-row>
        <table:table-row table:style-name="ro1">
          <table:table-cell office:value-type="string" calcext:value-type="string">
            <text:p>Пул воркеров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3.250211008" calcext:value-type="float">
            <text:p>3,250211008</text:p>
          </table:table-cell>
          <table:table-cell office:value-type="float" office:value="2316280" calcext:value-type="float">
            <text:p>2316280</text:p>
          </table:table-cell>
          <table:table-cell office:value-type="float" office:value="21000853" calcext:value-type="float">
            <text:p>21000853</text:p>
          </table:table-cell>
          <table:table-cell office:value-type="float" office:value="3096124824" calcext:value-type="float">
            <text:p>3096124824</text:p>
          </table:table-cell>
          <table:table-cell office:value-type="float" office:value="2881784" calcext:value-type="float">
            <text:p>2881784</text:p>
          </table:table-cell>
        </table:table-row>
        <table:table-row table:style-name="ro1">
          <table:table-cell office:value-type="string" calcext:value-type="string">
            <text:p>Пул воркеров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30.146652047" calcext:value-type="float">
            <text:p>30,146652047</text:p>
          </table:table-cell>
          <table:table-cell office:value-type="float" office:value="669288" calcext:value-type="float">
            <text:p>669288</text:p>
          </table:table-cell>
          <table:table-cell office:value-type="float" office:value="210003221" calcext:value-type="float">
            <text:p>210003221</text:p>
          </table:table-cell>
          <table:table-cell office:value-type="float" office:value="30960597528" calcext:value-type="float">
            <text:p>30960597528</text:p>
          </table:table-cell>
          <table:table-cell office:value-type="float" office:value="3143928" calcext:value-type="float">
            <text:p>3143928</text:p>
          </table:table-cell>
        </table:table-row>
        <table:table-row table:style-name="ro1">
          <table:table-cell office:value-type="string" calcext:value-type="string">
            <text:p>Горутины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.000820847" calcext:value-type="float">
            <text:p>0,000820847</text:p>
          </table:table-cell>
          <table:table-cell office:value-type="float" office:value="447480" calcext:value-type="float">
            <text:p>447480</text:p>
          </table:table-cell>
          <table:table-cell office:value-type="float" office:value="2545" calcext:value-type="float">
            <text:p>2545</text:p>
          </table:table-cell>
          <table:table-cell office:value-type="float" office:value="447480" calcext:value-type="float">
            <text:p>447480</text:p>
          </table:table-cell>
          <table:table-cell office:value-type="float" office:value="262144" calcext:value-type="float">
            <text:p>262144</text:p>
          </table:table-cell>
        </table:table-row>
        <table:table-row table:style-name="ro1">
          <table:table-cell office:value-type="string" calcext:value-type="string">
            <text:p>Горутины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6006119" calcext:value-type="float">
            <text:p>0,006006119</text:p>
          </table:table-cell>
          <table:table-cell office:value-type="float" office:value="3506656" calcext:value-type="float">
            <text:p>3506656</text:p>
          </table:table-cell>
          <table:table-cell office:value-type="float" office:value="22636" calcext:value-type="float">
            <text:p>22636</text:p>
          </table:table-cell>
          <table:table-cell office:value-type="float" office:value="3711752" calcext:value-type="float">
            <text:p>3711752</text:p>
          </table:table-cell>
          <table:table-cell office:value-type="float" office:value="2554104" calcext:value-type="float">
            <text:p>2554104</text:p>
          </table:table-cell>
        </table:table-row>
        <table:table-row table:style-name="ro1">
          <table:table-cell office:value-type="string" calcext:value-type="string">
            <text:p>Горутины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0" calcext:value-type="float">
            <text:p>30000</text:p>
          </table:table-cell>
          <table:table-cell office:value-type="float" office:value="0.076358873" calcext:value-type="float">
            <text:p>0,076358873</text:p>
          </table:table-cell>
          <table:table-cell office:value-type="float" office:value="3684392" calcext:value-type="float">
            <text:p>3684392</text:p>
          </table:table-cell>
          <table:table-cell office:value-type="float" office:value="219113" calcext:value-type="float">
            <text:p>219113</text:p>
          </table:table-cell>
          <table:table-cell office:value-type="float" office:value="33127880" calcext:value-type="float">
            <text:p>33127880</text:p>
          </table:table-cell>
          <table:table-cell office:value-type="float" office:value="3406072" calcext:value-type="float">
            <text:p>3406072</text:p>
          </table:table-cell>
        </table:table-row>
        <table:table-row table:style-name="ro1">
          <table:table-cell office:value-type="string" calcext:value-type="string">
            <text:p>Горутины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.654433305" calcext:value-type="float">
            <text:p>0,654433305</text:p>
          </table:table-cell>
          <table:table-cell office:value-type="float" office:value="20086056" calcext:value-type="float">
            <text:p>20086056</text:p>
          </table:table-cell>
          <table:table-cell office:value-type="float" office:value="2215125" calcext:value-type="float">
            <text:p>2215125</text:p>
          </table:table-cell>
          <table:table-cell office:value-type="float" office:value="327186152" calcext:value-type="float">
            <text:p>327186152</text:p>
          </table:table-cell>
          <table:table-cell office:value-type="float" office:value="72745208" calcext:value-type="float">
            <text:p>72745208</text:p>
          </table:table-cell>
        </table:table-row>
        <table:table-row table:style-name="ro1">
          <table:table-cell office:value-type="string" calcext:value-type="string">
            <text:p>Горутины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6.186996879" calcext:value-type="float">
            <text:p>6,186996879</text:p>
          </table:table-cell>
          <table:table-cell office:value-type="float" office:value="43710904" calcext:value-type="float">
            <text:p>43710904</text:p>
          </table:table-cell>
          <table:table-cell office:value-type="float" office:value="21986580" calcext:value-type="float">
            <text:p>21986580</text:p>
          </table:table-cell>
          <table:table-cell office:value-type="float" office:value="3205373768" calcext:value-type="float">
            <text:p>3205373768</text:p>
          </table:table-cell>
          <table:table-cell office:value-type="float" office:value="212750584" calcext:value-type="float">
            <text:p>212750584</text:p>
          </table:table-cell>
        </table:table-row>
        <table:table-row table:style-name="ro1">
          <table:table-cell office:value-type="string" calcext:value-type="string">
            <text:p>Горутины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58.692993152" calcext:value-type="float">
            <text:p>58,692993152</text:p>
          </table:table-cell>
          <table:table-cell office:value-type="float" office:value="46869592" calcext:value-type="float">
            <text:p>46869592</text:p>
          </table:table-cell>
          <table:table-cell office:value-type="float" office:value="217392320" calcext:value-type="float">
            <text:p>217392320</text:p>
          </table:table-cell>
          <table:table-cell office:value-type="float" office:value="31688410136" calcext:value-type="float">
            <text:p>31688410136</text:p>
          </table:table-cell>
          <table:table-cell office:value-type="float" office:value="281958648" calcext:value-type="float">
            <text:p>281958648</text:p>
          </table:table-cell>
        </table:table-row>
        <table:table-row table:style-name="ro1">
          <table:table-cell office:value-type="string" calcext:value-type="string">
            <text:p>Пул воркеров (буфер заполнен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000612456" calcext:value-type="float">
            <text:p>0,000612456</text:p>
          </table:table-cell>
          <table:table-cell office:value-type="float" office:value="338552" calcext:value-type="float">
            <text:p>338552</text:p>
          </table:table-cell>
          <table:table-cell office:value-type="float" office:value="2261" calcext:value-type="float">
            <text:p>2261</text:p>
          </table:table-cell>
          <table:table-cell office:value-type="float" office:value="338552" calcext:value-type="float">
            <text:p>338552</text:p>
          </table:table-cell>
          <table:table-cell office:value-type="float" office:value="262144" calcext:value-type="float">
            <text:p>262144</text:p>
          </table:table-cell>
        </table:table-row>
        <table:table-row table:style-name="ro1">
          <table:table-cell office:value-type="string" calcext:value-type="string">
            <text:p>Пул воркеров (буфер заполнен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0.00314065" calcext:value-type="float">
            <text:p>0,00314065</text:p>
          </table:table-cell>
          <table:table-cell office:value-type="float" office:value="3194040" calcext:value-type="float">
            <text:p>3194040</text:p>
          </table:table-cell>
          <table:table-cell office:value-type="float" office:value="21182" calcext:value-type="float">
            <text:p>21182</text:p>
          </table:table-cell>
          <table:table-cell office:value-type="float" office:value="3194040" calcext:value-type="float">
            <text:p>3194040</text:p>
          </table:table-cell>
          <table:table-cell office:value-type="float" office:value="2488568" calcext:value-type="float">
            <text:p>2488568</text:p>
          </table:table-cell>
        </table:table-row>
        <table:table-row table:style-name="ro1">
          <table:table-cell office:value-type="string" calcext:value-type="string">
            <text:p>Пул воркеров (буфер заполнен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000" calcext:value-type="float">
            <text:p>30000</text:p>
          </table:table-cell>
          <table:table-cell office:value-type="float" office:value="0.032457744" calcext:value-type="float">
            <text:p>0,032457744</text:p>
          </table:table-cell>
          <table:table-cell office:value-type="float" office:value="6519784" calcext:value-type="float">
            <text:p>6519784</text:p>
          </table:table-cell>
          <table:table-cell office:value-type="float" office:value="210230" calcext:value-type="float">
            <text:p>210230</text:p>
          </table:table-cell>
          <table:table-cell office:value-type="float" office:value="31713896" calcext:value-type="float">
            <text:p>31713896</text:p>
          </table:table-cell>
          <table:table-cell office:value-type="float" office:value="1966080" calcext:value-type="float">
            <text:p>1966080</text:p>
          </table:table-cell>
        </table:table-row>
        <table:table-row table:style-name="ro1">
          <table:table-cell office:value-type="string" calcext:value-type="string">
            <text:p>Пул воркеров (буфер заполнен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0000" calcext:value-type="float">
            <text:p>300000</text:p>
          </table:table-cell>
          <table:table-cell office:value-type="float" office:value="0.285148437" calcext:value-type="float">
            <text:p>0,285148437</text:p>
          </table:table-cell>
          <table:table-cell office:value-type="float" office:value="27480680" calcext:value-type="float">
            <text:p>27480680</text:p>
          </table:table-cell>
          <table:table-cell office:value-type="float" office:value="2100246" calcext:value-type="float">
            <text:p>2100246</text:p>
          </table:table-cell>
          <table:table-cell office:value-type="float" office:value="316838824" calcext:value-type="float">
            <text:p>316838824</text:p>
          </table:table-cell>
          <table:table-cell office:value-type="float" office:value="216801528" calcext:value-type="float">
            <text:p>216801528</text:p>
          </table:table-cell>
        </table:table-row>
        <table:table-row table:style-name="ro1">
          <table:table-cell office:value-type="string" calcext:value-type="string">
            <text:p>Пул воркеров (буфер заполнен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00000" calcext:value-type="float">
            <text:p>3000000</text:p>
          </table:table-cell>
          <table:table-cell office:value-type="float" office:value="2.761920007" calcext:value-type="float">
            <text:p>2,761920007</text:p>
          </table:table-cell>
          <table:table-cell office:value-type="float" office:value="177870952" calcext:value-type="float">
            <text:p>177870952</text:p>
          </table:table-cell>
          <table:table-cell office:value-type="float" office:value="21000216" calcext:value-type="float">
            <text:p>21000216</text:p>
          </table:table-cell>
          <table:table-cell office:value-type="float" office:value="3168042376" calcext:value-type="float">
            <text:p>3168042376</text:p>
          </table:table-cell>
          <table:table-cell office:value-type="float" office:value="2132564600" calcext:value-type="float">
            <text:p>2132564600</text:p>
          </table:table-cell>
        </table:table-row>
        <table:table-row table:style-name="ro1">
          <table:table-cell office:value-type="string" calcext:value-type="string">
            <text:p>Пул воркеров (буфер заполнен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000000" calcext:value-type="float">
            <text:p>30000000</text:p>
          </table:table-cell>
          <table:table-cell office:value-type="float" office:value="260.223298498" calcext:value-type="float">
            <text:p>260,223298498</text:p>
          </table:table-cell>
          <table:table-cell office:value-type="float" office:value="3890778160" calcext:value-type="float">
            <text:p>3890778160</text:p>
          </table:table-cell>
          <table:table-cell office:value-type="float" office:value="210000953" calcext:value-type="float">
            <text:p>210000953</text:p>
          </table:table-cell>
          <table:table-cell office:value-type="float" office:value="31680093592" calcext:value-type="float">
            <text:p>31680093592</text:p>
          </table:table-cell>
          <table:table-cell office:value-type="float" office:value="22918395336" calcext:value-type="float">
            <text:p>22918395336</text:p>
          </table:table-cell>
        </table:table-row>
        <table:table-row table:style-name="ro1">
          <table:table-cell office:value-type="string" calcext:value-type="string">
            <text:p>Горутины (одновременно)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.001368398" calcext:value-type="float">
            <text:p>0,001368398</text:p>
          </table:table-cell>
          <table:table-cell office:value-type="float" office:value="480168" calcext:value-type="float">
            <text:p>480168</text:p>
          </table:table-cell>
          <table:table-cell office:value-type="float" office:value="2952" calcext:value-type="float">
            <text:p>2952</text:p>
          </table:table-cell>
          <table:table-cell office:value-type="float" office:value="480168" calcext:value-type="float">
            <text:p>480168</text:p>
          </table:table-cell>
          <table:table-cell office:value-type="float" office:value="262144" calcext:value-type="float">
            <text:p>262144</text:p>
          </table:table-cell>
        </table:table-row>
        <table:table-row table:style-name="ro1">
          <table:table-cell office:value-type="string" calcext:value-type="string">
            <text:p>Горутины (одновременно)</text:p>
          </table:table-cell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office:value-type="float" office:value="0.012572178" calcext:value-type="float">
            <text:p>0,012572178</text:p>
          </table:table-cell>
          <table:table-cell office:value-type="float" office:value="4375264" calcext:value-type="float">
            <text:p>4375264</text:p>
          </table:table-cell>
          <table:table-cell office:value-type="float" office:value="27273" calcext:value-type="float">
            <text:p>27273</text:p>
          </table:table-cell>
          <table:table-cell office:value-type="float" office:value="4641544" calcext:value-type="float">
            <text:p>4641544</text:p>
          </table:table-cell>
          <table:table-cell office:value-type="float" office:value="2554104" calcext:value-type="float">
            <text:p>2554104</text:p>
          </table:table-cell>
        </table:table-row>
        <table:table-row table:style-name="ro1">
          <table:table-cell office:value-type="string" calcext:value-type="string">
            <text:p>Горутины (одновременно)</text:p>
          </table:table-cell>
          <table:table-cell office:value-type="float" office:value="30000" calcext:value-type="float">
            <text:p>30000</text:p>
          </table:table-cell>
          <table:table-cell office:value-type="float" office:value="200" calcext:value-type="float">
            <text:p>200</text:p>
          </table:table-cell>
          <table:table-cell office:value-type="float" office:value="30000" calcext:value-type="float">
            <text:p>30000</text:p>
          </table:table-cell>
          <table:table-cell office:value-type="float" office:value="0.154044316" calcext:value-type="float">
            <text:p>0,154044316</text:p>
          </table:table-cell>
          <table:table-cell office:value-type="float" office:value="30394712" calcext:value-type="float">
            <text:p>30394712</text:p>
          </table:table-cell>
          <table:table-cell office:value-type="float" office:value="270300" calcext:value-type="float">
            <text:p>270300</text:p>
          </table:table-cell>
          <table:table-cell office:value-type="float" office:value="46493480" calcext:value-type="float">
            <text:p>46493480</text:p>
          </table:table-cell>
          <table:table-cell office:value-type="float" office:value="72810744" calcext:value-type="float">
            <text:p>72810744</text:p>
          </table:table-cell>
        </table:table-row>
        <table:table-row table:style-name="ro1">
          <table:table-cell office:value-type="string" calcext:value-type="string">
            <text:p>Горутины (одновременно)</text:p>
          </table:table-cell>
          <table:table-cell office:value-type="float" office:value="300000" calcext:value-type="float">
            <text:p>300000</text:p>
          </table:table-cell>
          <table:table-cell office:value-type="float" office:value="200" calcext:value-type="float">
            <text:p>2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.182884982" calcext:value-type="float">
            <text:p>1,182884982</text:p>
          </table:table-cell>
          <table:table-cell office:value-type="float" office:value="456583912" calcext:value-type="float">
            <text:p>456583912</text:p>
          </table:table-cell>
          <table:table-cell office:value-type="float" office:value="2700237" calcext:value-type="float">
            <text:p>2700237</text:p>
          </table:table-cell>
          <table:table-cell office:value-type="float" office:value="468254352" calcext:value-type="float">
            <text:p>468254352</text:p>
          </table:table-cell>
          <table:table-cell office:value-type="float" office:value="986238200" calcext:value-type="float">
            <text:p>986238200</text:p>
          </table:table-cell>
        </table:table-row>
        <table:table-row table:style-name="ro1">
          <table:table-cell office:value-type="string" calcext:value-type="string">
            <text:p>Горутины (одновременно)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00" calcext:value-type="float">
            <text:p>2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1.562480856" calcext:value-type="float">
            <text:p>11,562480856</text:p>
          </table:table-cell>
          <table:table-cell office:value-type="float" office:value="3128537904" calcext:value-type="float">
            <text:p>3128537904</text:p>
          </table:table-cell>
          <table:table-cell office:value-type="float" office:value="27000260" calcext:value-type="float">
            <text:p>27000260</text:p>
          </table:table-cell>
          <table:table-cell office:value-type="float" office:value="4674552128" calcext:value-type="float">
            <text:p>4674552128</text:p>
          </table:table-cell>
          <table:table-cell office:value-type="float" office:value="9347506264" calcext:value-type="float">
            <text:p>93475062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.00.0000</text:date>, <text:time style:data-style-name="N2" text:time-value="13:42:57.47217367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8T13:48:39.904348517</dc:date>
    <meta:editing-duration>PT55M26S</meta:editing-duration>
    <meta:editing-cycles>2</meta:editing-cycles>
    <meta:generator>LibreOffice/6.2.8.2$Linux_X86_64 LibreOffice_project/20$Build-2</meta:generator>
    <meta:document-statistic meta:table-count="1" meta:cell-count="21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d1d75" draw:fill-color="#8d1d75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3838" draw:fill-color="#ff3838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5983b0" draw:fill-color="#5983b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6b5e9b" draw:fill-color="#6b5e9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3.447cm" xlink:href=".." xlink:type="simple" chart:class="chart:line" chart:style-name="ch1">
        <chart:title svg:x="6.701cm" svg:y="0.403cm" chart:style-name="ch2">
          <text:p>Alloc space</text:p>
        </chart:title>
        <chart:legend chart:legend-position="bottom" svg:x="2.103cm" svg:y="12.398cm" style:legend-expansion="wide" chart:style-name="ch3"/>
        <chart:plot-area chart:style-name="ch4" table:cell-range-address="res.D2:res.D7 res.A2:res.A2 res.F2:res.F24 res.A8:res.A8 res.A14:res.A14 res.A20:res.A20" chart:data-source-has-labels="both" svg:x="1.334cm" svg:y="1.452cm" svg:width="14.346cm" svg:height="9.51cm">
          <chartooo:coordinate-region svg:x="3.162cm" svg:y="1.639cm" svg:width="11.138cm" svg:height="8.7cm"/>
          <chart:axis chart:dimension="x" chart:name="primary-x" chart:style-name="ch5" chartooo:axis-type="auto">
            <chartooo:date-scale/>
            <chart:title svg:x="7.76cm" svg:y="11.231cm" chart:style-name="ch6">
              <text:p>Объекты</text:p>
            </chart:title>
            <chart:categories table:cell-range-address="res.D2:res.D7"/>
          </chart:axis>
          <chart:axis chart:dimension="y" chart:name="primary-y" chart:style-name="ch7">
            <chart:title svg:x="0.451cm" svg:y="6.746cm" chart:style-name="ch8">
              <text:p>Байты</text:p>
            </chart:title>
            <chart:grid chart:style-name="ch9" chart:class="major"/>
          </chart:axis>
          <chart:series chart:style-name="ch10" chart:values-cell-range-address="res.F2:res.F7" chart:label-cell-address="res.A2:res.A2" chart:class="chart:line">
            <chart:data-point chart:repeated="6"/>
          </chart:series>
          <chart:series chart:style-name="ch11" chart:values-cell-range-address="res.F8:res.F13" chart:label-cell-address="res.A8:res.A8" chart:class="chart:line">
            <chart:data-point chart:repeated="6"/>
          </chart:series>
          <chart:series chart:style-name="ch12" chart:values-cell-range-address="res.F14:res.F19" chart:label-cell-address="res.A14:res.A14" chart:class="chart:line">
            <chart:data-point chart:repeated="6"/>
          </chart:series>
          <chart:series chart:style-name="ch13" chart:values-cell-range-address="res.F20:res.F24" chart:label-cell-address="res.A20:res.A20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ул воркеров</text:p>
                <draw:g>
                  <svg:desc>res.A2:res.A2</svg:desc>
                </draw:g>
              </table:table-cell>
              <table:table-cell office:value-type="string">
                <text:p>Горутины</text:p>
                <draw:g>
                  <svg:desc>res.A8:res.A8</svg:desc>
                </draw:g>
              </table:table-cell>
              <table:table-cell office:value-type="string">
                <text:p>Пул воркеров (буфер заполнен)</text:p>
                <draw:g>
                  <svg:desc>res.A14:res.A14</svg:desc>
                </draw:g>
              </table:table-cell>
              <table:table-cell office:value-type="string">
                <text:p>Горутины (одновременно)</text:p>
                <draw:g>
                  <svg:desc>res.A20:res.A20</svg:desc>
                </draw:g>
              </table:table-cell>
            </table:table-row>
          </table:table-header-rows>
          <table:table-rows>
            <table:table-row>
              <table:table-cell office:value-type="float" office:value="300">
                <text:p>300</text:p>
                <draw:g>
                  <svg:desc>res.D2:res.D7</svg:desc>
                </draw:g>
              </table:table-cell>
              <table:table-cell office:value-type="float" office:value="334104">
                <text:p>334104</text:p>
                <draw:g>
                  <svg:desc>res.F2:res.F7</svg:desc>
                </draw:g>
              </table:table-cell>
              <table:table-cell office:value-type="float" office:value="447480">
                <text:p>447480</text:p>
                <draw:g>
                  <svg:desc>res.F8:res.F13</svg:desc>
                </draw:g>
              </table:table-cell>
              <table:table-cell office:value-type="float" office:value="338552">
                <text:p>338552</text:p>
                <draw:g>
                  <svg:desc>res.F14:res.F19</svg:desc>
                </draw:g>
              </table:table-cell>
              <table:table-cell office:value-type="float" office:value="480168">
                <text:p>480168</text:p>
                <draw:g>
                  <svg:desc>res.F20:res.F24</svg:desc>
                </draw:g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117128">
                <text:p>3117128</text:p>
              </table:table-cell>
              <table:table-cell office:value-type="float" office:value="3506656">
                <text:p>3506656</text:p>
              </table:table-cell>
              <table:table-cell office:value-type="float" office:value="3194040">
                <text:p>3194040</text:p>
              </table:table-cell>
              <table:table-cell office:value-type="float" office:value="4375264">
                <text:p>4375264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662712">
                <text:p>1662712</text:p>
              </table:table-cell>
              <table:table-cell office:value-type="float" office:value="3684392">
                <text:p>3684392</text:p>
              </table:table-cell>
              <table:table-cell office:value-type="float" office:value="6519784">
                <text:p>6519784</text:p>
              </table:table-cell>
              <table:table-cell office:value-type="float" office:value="30394712">
                <text:p>30394712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966888">
                <text:p>966888</text:p>
              </table:table-cell>
              <table:table-cell office:value-type="float" office:value="20086056">
                <text:p>20086056</text:p>
              </table:table-cell>
              <table:table-cell office:value-type="float" office:value="27480680">
                <text:p>27480680</text:p>
              </table:table-cell>
              <table:table-cell office:value-type="float" office:value="456583912">
                <text:p>456583912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2316280">
                <text:p>2316280</text:p>
              </table:table-cell>
              <table:table-cell office:value-type="float" office:value="43710904">
                <text:p>43710904</text:p>
              </table:table-cell>
              <table:table-cell office:value-type="float" office:value="177870952">
                <text:p>177870952</text:p>
              </table:table-cell>
              <table:table-cell office:value-type="float" office:value="3128537904">
                <text:p>3128537904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669288">
                <text:p>669288</text:p>
              </table:table-cell>
              <table:table-cell office:value-type="float" office:value="46869592">
                <text:p>46869592</text:p>
              </table:table-cell>
              <table:table-cell office:value-type="float" office:value="3890778160">
                <text:p>389077816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d1d75" draw:fill-color="#8d1d75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5983b0" draw:fill-color="#5983b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6b5e9b" draw:fill-color="#6b5e9b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3838" draw:fill-color="#ff3838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3.447cm" xlink:href=".." xlink:type="simple" chart:class="chart:line" chart:style-name="ch1">
        <chart:title svg:x="6.242cm" svg:y="0.403cm" chart:style-name="ch2">
          <text:p>System memory</text:p>
        </chart:title>
        <chart:legend chart:legend-position="bottom" svg:x="2.103cm" svg:y="12.398cm" style:legend-expansion="wide" chart:style-name="ch3"/>
        <chart:plot-area chart:style-name="ch4" table:cell-range-address="res.D2:res.D7 res.A2:res.A2 res.I2:res.I13 res.A14:res.A14 res.I14:res.I24 res.A20:res.A20 res.A8:res.A8" chart:data-source-has-labels="both" svg:x="1.334cm" svg:y="1.452cm" svg:width="14.346cm" svg:height="9.51cm">
          <chartooo:coordinate-region svg:x="3.162cm" svg:y="1.639cm" svg:width="10.941cm" svg:height="8.7cm"/>
          <chart:axis chart:dimension="x" chart:name="primary-x" chart:style-name="ch5" chartooo:axis-type="auto">
            <chartooo:date-scale/>
            <chart:title svg:x="7.76cm" svg:y="11.231cm" chart:style-name="ch6">
              <text:p>Объекты</text:p>
            </chart:title>
            <chart:categories table:cell-range-address="res.D2:res.D7"/>
          </chart:axis>
          <chart:axis chart:dimension="y" chart:name="primary-y" chart:style-name="ch7">
            <chart:title svg:x="0.451cm" svg:y="6.746cm" chart:style-name="ch8">
              <text:p>Байты</text:p>
            </chart:title>
            <chart:grid chart:style-name="ch9" chart:class="major"/>
          </chart:axis>
          <chart:series chart:style-name="ch10" chart:values-cell-range-address="res.I2:res.I7" chart:label-cell-address="res.A2:res.A2" chart:class="chart:line">
            <chart:data-point chart:repeated="6"/>
          </chart:series>
          <chart:series chart:style-name="ch11" chart:values-cell-range-address="res.I14:res.I19" chart:label-cell-address="res.A14:res.A14" chart:class="chart:line">
            <chart:data-point chart:repeated="6"/>
          </chart:series>
          <chart:series chart:style-name="ch12" chart:values-cell-range-address="res.I20:res.I24" chart:label-cell-address="res.A20:res.A20" chart:class="chart:line">
            <chart:data-point chart:repeated="5"/>
          </chart:series>
          <chart:series chart:style-name="ch13" chart:values-cell-range-address="res.I8:res.I13" chart:label-cell-address="res.A8:res.A8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ул воркеров</text:p>
                <draw:g>
                  <svg:desc>res.A2:res.A2</svg:desc>
                </draw:g>
              </table:table-cell>
              <table:table-cell office:value-type="string">
                <text:p>Пул воркеров (буфер заполнен)</text:p>
                <draw:g>
                  <svg:desc>res.A14:res.A14</svg:desc>
                </draw:g>
              </table:table-cell>
              <table:table-cell office:value-type="string">
                <text:p>Горутины (одновременно)</text:p>
                <draw:g>
                  <svg:desc>res.A20:res.A20</svg:desc>
                </draw:g>
              </table:table-cell>
              <table:table-cell office:value-type="string">
                <text:p>Горутины</text:p>
                <draw:g>
                  <svg:desc>res.A8:res.A8</svg:desc>
                </draw:g>
              </table:table-cell>
            </table:table-row>
          </table:table-header-rows>
          <table:table-rows>
            <table:table-row>
              <table:table-cell office:value-type="float" office:value="300">
                <text:p>300</text:p>
                <draw:g>
                  <svg:desc>res.D2:res.D7</svg:desc>
                </draw:g>
              </table:table-cell>
              <table:table-cell office:value-type="float" office:value="262144">
                <text:p>262144</text:p>
                <draw:g>
                  <svg:desc>res.I2:res.I7</svg:desc>
                </draw:g>
              </table:table-cell>
              <table:table-cell office:value-type="float" office:value="262144">
                <text:p>262144</text:p>
                <draw:g>
                  <svg:desc>res.I14:res.I19</svg:desc>
                </draw:g>
              </table:table-cell>
              <table:table-cell office:value-type="float" office:value="262144">
                <text:p>262144</text:p>
                <draw:g>
                  <svg:desc>res.I20:res.I24</svg:desc>
                </draw:g>
              </table:table-cell>
              <table:table-cell office:value-type="float" office:value="262144">
                <text:p>262144</text:p>
                <draw:g>
                  <svg:desc>res.I8:res.I13</svg:desc>
                </draw:g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012856">
                <text:p>3012856</text:p>
              </table:table-cell>
              <table:table-cell office:value-type="float" office:value="2488568">
                <text:p>2488568</text:p>
              </table:table-cell>
              <table:table-cell office:value-type="float" office:value="2554104">
                <text:p>2554104</text:p>
              </table:table-cell>
              <table:table-cell office:value-type="float" office:value="2554104">
                <text:p>2554104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881784">
                <text:p>2881784</text:p>
              </table:table-cell>
              <table:table-cell office:value-type="float" office:value="1966080">
                <text:p>1966080</text:p>
              </table:table-cell>
              <table:table-cell office:value-type="float" office:value="72810744">
                <text:p>72810744</text:p>
              </table:table-cell>
              <table:table-cell office:value-type="float" office:value="3406072">
                <text:p>3406072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143928">
                <text:p>3143928</text:p>
              </table:table-cell>
              <table:table-cell office:value-type="float" office:value="216801528">
                <text:p>216801528</text:p>
              </table:table-cell>
              <table:table-cell office:value-type="float" office:value="986238200">
                <text:p>986238200</text:p>
              </table:table-cell>
              <table:table-cell office:value-type="float" office:value="72745208">
                <text:p>72745208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2881784">
                <text:p>2881784</text:p>
              </table:table-cell>
              <table:table-cell office:value-type="float" office:value="2132564600">
                <text:p>2132564600</text:p>
              </table:table-cell>
              <table:table-cell office:value-type="float" office:value="9347506264">
                <text:p>9347506264</text:p>
              </table:table-cell>
              <table:table-cell office:value-type="float" office:value="212750584">
                <text:p>212750584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3143928">
                <text:p>3143928</text:p>
              </table:table-cell>
              <table:table-cell office:value-type="float" office:value="22918395336">
                <text:p>22918395336</text:p>
              </table:table-cell>
              <table:table-cell office:value-type="float" office:value="NaN">
                <text:p>NaN</text:p>
              </table:table-cell>
              <table:table-cell office:value-type="float" office:value="281958648">
                <text:p>2819586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d1d75" draw:fill-color="#8d1d75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5983b0" draw:fill-color="#5983b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6b5e9b" draw:fill-color="#6b5e9b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3838" draw:fill-color="#ff3838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3.447cm" xlink:href=".." xlink:type="simple" chart:class="chart:line" chart:style-name="ch1">
        <chart:title svg:x="5.848cm" svg:y="0.403cm" chart:style-name="ch2">
          <text:p>Время выполнения</text:p>
        </chart:title>
        <chart:legend chart:legend-position="bottom" svg:x="2.103cm" svg:y="12.398cm" style:legend-expansion="wide" chart:style-name="ch3"/>
        <chart:plot-area chart:style-name="ch4" table:cell-range-address="res.D2:res.E7 res.A2:res.A2 res.A14:res.A14 res.E8:res.E24 res.A20:res.A20 res.A8:res.A8" chart:data-source-has-labels="both" svg:x="1.334cm" svg:y="1.452cm" svg:width="14.346cm" svg:height="9.51cm">
          <chartooo:coordinate-region svg:x="2.658cm" svg:y="1.64cm" svg:width="12.232cm" svg:height="8.699cm"/>
          <chart:axis chart:dimension="x" chart:name="primary-x" chart:style-name="ch5" chartooo:axis-type="auto">
            <chartooo:date-scale/>
            <chart:title svg:x="7.76cm" svg:y="11.231cm" chart:style-name="ch6">
              <text:p>Объекты</text:p>
            </chart:title>
            <chart:categories table:cell-range-address="res.D2:res.D7"/>
          </chart:axis>
          <chart:axis chart:dimension="y" chart:name="primary-y" chart:style-name="ch7">
            <chart:title svg:x="0.451cm" svg:y="6.943cm" chart:style-name="ch8">
              <text:p>Секунды</text:p>
            </chart:title>
            <chart:grid chart:style-name="ch9" chart:class="major"/>
          </chart:axis>
          <chart:series chart:style-name="ch10" chart:values-cell-range-address="res.E2:res.E7" chart:label-cell-address="res.A2:res.A2" chart:class="chart:line">
            <chart:data-point chart:repeated="6"/>
          </chart:series>
          <chart:series chart:style-name="ch11" chart:values-cell-range-address="res.E14:res.E19" chart:label-cell-address="res.A14:res.A14" chart:class="chart:line">
            <chart:data-point chart:repeated="6"/>
          </chart:series>
          <chart:series chart:style-name="ch12" chart:values-cell-range-address="res.E20:res.E24" chart:label-cell-address="res.A20:res.A20" chart:class="chart:line">
            <chart:data-point chart:repeated="5"/>
          </chart:series>
          <chart:series chart:style-name="ch13" chart:values-cell-range-address="res.E8:res.E13" chart:label-cell-address="res.A8:res.A8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ул воркеров</text:p>
                <draw:g>
                  <svg:desc>res.A2:res.A2</svg:desc>
                </draw:g>
              </table:table-cell>
              <table:table-cell office:value-type="string">
                <text:p>Пул воркеров (буфер заполнен)</text:p>
                <draw:g>
                  <svg:desc>res.A14:res.A14</svg:desc>
                </draw:g>
              </table:table-cell>
              <table:table-cell office:value-type="string">
                <text:p>Горутины (одновременно)</text:p>
                <draw:g>
                  <svg:desc>res.A20:res.A20</svg:desc>
                </draw:g>
              </table:table-cell>
              <table:table-cell office:value-type="string">
                <text:p>Горутины</text:p>
                <draw:g>
                  <svg:desc>res.A8:res.A8</svg:desc>
                </draw:g>
              </table:table-cell>
            </table:table-row>
          </table:table-header-rows>
          <table:table-rows>
            <table:table-row>
              <table:table-cell office:value-type="float" office:value="300">
                <text:p>300</text:p>
                <draw:g>
                  <svg:desc>res.D2:res.D7</svg:desc>
                </draw:g>
              </table:table-cell>
              <table:table-cell office:value-type="float" office:value="0.000567956">
                <text:p>0.000567956</text:p>
                <draw:g>
                  <svg:desc>res.E2:res.E7</svg:desc>
                </draw:g>
              </table:table-cell>
              <table:table-cell office:value-type="float" office:value="0.000612456">
                <text:p>0.000612456</text:p>
                <draw:g>
                  <svg:desc>res.E14:res.E19</svg:desc>
                </draw:g>
              </table:table-cell>
              <table:table-cell office:value-type="float" office:value="0.001368398">
                <text:p>0.001368398</text:p>
                <draw:g>
                  <svg:desc>res.E20:res.E24</svg:desc>
                </draw:g>
              </table:table-cell>
              <table:table-cell office:value-type="float" office:value="0.000820847">
                <text:p>0.000820847</text:p>
                <draw:g>
                  <svg:desc>res.E8:res.E13</svg:desc>
                </draw:g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3507659">
                <text:p>0.003507659</text:p>
              </table:table-cell>
              <table:table-cell office:value-type="float" office:value="0.00314065">
                <text:p>0.00314065</text:p>
              </table:table-cell>
              <table:table-cell office:value-type="float" office:value="0.012572178">
                <text:p>0.012572178</text:p>
              </table:table-cell>
              <table:table-cell office:value-type="float" office:value="0.006006119">
                <text:p>0.006006119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31804303">
                <text:p>0.031804303</text:p>
              </table:table-cell>
              <table:table-cell office:value-type="float" office:value="0.032457744">
                <text:p>0.032457744</text:p>
              </table:table-cell>
              <table:table-cell office:value-type="float" office:value="0.154044316">
                <text:p>0.154044316</text:p>
              </table:table-cell>
              <table:table-cell office:value-type="float" office:value="0.076358873">
                <text:p>0.076358873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302785609">
                <text:p>0.302785609</text:p>
              </table:table-cell>
              <table:table-cell office:value-type="float" office:value="0.285148437">
                <text:p>0.285148437</text:p>
              </table:table-cell>
              <table:table-cell office:value-type="float" office:value="1.182884982">
                <text:p>1.182884982</text:p>
              </table:table-cell>
              <table:table-cell office:value-type="float" office:value="0.654433305">
                <text:p>0.654433305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3.250211008">
                <text:p>3.250211008</text:p>
              </table:table-cell>
              <table:table-cell office:value-type="float" office:value="2.761920007">
                <text:p>2.761920007</text:p>
              </table:table-cell>
              <table:table-cell office:value-type="float" office:value="11.562480856">
                <text:p>11.562480856</text:p>
              </table:table-cell>
              <table:table-cell office:value-type="float" office:value="6.186996879">
                <text:p>6.186996879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30.146652047">
                <text:p>30.146652047</text:p>
              </table:table-cell>
              <table:table-cell office:value-type="float" office:value="260.223298498">
                <text:p>260.223298498</text:p>
              </table:table-cell>
              <table:table-cell office:value-type="float" office:value="NaN">
                <text:p>NaN</text:p>
              </table:table-cell>
              <table:table-cell office:value-type="float" office:value="58.692993152">
                <text:p>58.6929931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